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C" style:family="table-column">
      <style:table-column-properties style:column-width="5.667cm" style:rel-column-width="21844*"/>
    </style:style>
    <style:style style:name="Table1.A1" style:family="table-cell">
      <style:table-cell-properties fo:padding="0cm" fo:border="none" style:writing-mode="page"/>
    </style:style>
    <style:style style:name="P1" style:family="paragraph" style:parent-style-name="Heading_20_3">
      <style:text-properties officeooo:paragraph-rsid="0015b4b8"/>
    </style:style>
    <style:style style:name="P2" style:family="paragraph" style:parent-style-name="Table_20_Contents">
      <style:text-properties style:font-name="Liberation Sans" fo:font-size="14pt" officeooo:rsid="001607aa" officeooo:paragraph-rsid="001607aa" style:font-name-asian="Unifont" style:font-size-asian="14pt" style:font-name-complex="FreeSans1" style:font-size-complex="14pt"/>
    </style:style>
    <style:style style:name="P3" style:family="paragraph" style:parent-style-name="Text_20_body">
      <style:text-properties officeooo:rsid="0015b4b8" officeooo:paragraph-rsid="0015b4b8"/>
    </style:style>
    <style:style style:name="P4" style:family="paragraph" style:parent-style-name="Text_20_body">
      <style:text-properties officeooo:rsid="001607aa" officeooo:paragraph-rsid="001607aa"/>
    </style:style>
    <style:style style:name="P5" style:family="paragraph" style:parent-style-name="Text_20_body">
      <style:text-properties officeooo:paragraph-rsid="001607aa"/>
    </style:style>
    <style:style style:name="P6" style:family="paragraph" style:parent-style-name="Text_20_body">
      <style:text-properties officeooo:rsid="001779fd" officeooo:paragraph-rsid="001779fd"/>
    </style:style>
    <style:style style:name="P7" style:family="paragraph" style:parent-style-name="Text_20_body">
      <style:text-properties officeooo:rsid="0018f8a6" officeooo:paragraph-rsid="0018f8a6"/>
    </style:style>
    <style:style style:name="T1" style:family="text">
      <style:text-properties officeooo:rsid="0015b4b8"/>
    </style:style>
    <style:style style:name="T2" style:family="text">
      <style:text-properties officeooo:rsid="001607aa"/>
    </style:style>
    <style:style style:name="T3" style:family="text">
      <style:text-properties officeooo:rsid="001779fd"/>
    </style:style>
    <style:style style:name="T4" style:family="text">
      <style:text-properties officeooo:rsid="0018f8a6"/>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terpretation</text:h>
      <text:h text:style-name="Heading_20_3" text:outline-level="3">Intro </text:h>
      <text:p text:style-name="P3">This research intended to find out if a policy of improving diet might reduce the risk of non-communicable disease specifically by reducing BP. </text:p>
      <text:p text:style-name="P3">In trying to introduce public health policy it is important to be guided by evidence, but also to be aware of real world influences which affect policy delivery, outputs and outcomes. Positivist science needs to be integrated with social, economic and political aspects to deliver solutions. </text:p>
      <text:p text:style-name="P3">This research suggests that Monteiro’s model might have something to complement the established nutritional model. It is a model which is a macro level description, and explains the situation epidemiologically. <text:span text:style-name="T4">Other models have subsequently taken more of this approach Martinez Perez? examined the relative merits of the models.</text:span></text:p>
      <table:table table:name="Table1" table:style-name="Table1">
        <table:table-column table:style-name="Table1.A" table:number-columns-repeated="2"/>
        <table:table-column table:style-name="Table1.C"/>
        <table:table-row>
          <table:table-cell table:style-name="Table1.A1" office:value-type="string">
            <text:p text:style-name="P2">Population level</text:p>
          </table:table-cell>
          <table:table-cell table:style-name="Table1.A1" office:value-type="string">
            <text:p text:style-name="P2">Food Issue</text:p>
          </table:table-cell>
          <table:table-cell table:style-name="Table1.A1" office:value-type="string">
            <text:p text:style-name="P2">Health Outcomes</text:p>
          </table:table-cell>
        </table:table-row>
        <table:table-row>
          <table:table-cell table:style-name="Table1.A1" office:value-type="string">
            <text:p text:style-name="P2">Nations, Cit<text:span text:style-name="T4">i</text:span>es </text:p>
          </table:table-cell>
          <table:table-cell table:style-name="Table1.A1" office:value-type="string">
            <text:p text:style-name="P2">Biology, Economics and Culture</text:p>
            <text:p text:style-name="P2">Producers, Retailers</text:p>
          </table:table-cell>
          <table:table-cell table:style-name="Table1.A1" office:value-type="string">
            <text:p text:style-name="P2">Increased Health needs <text:span text:style-name="T4">and costs to society</text:span></text:p>
          </table:table-cell>
        </table:table-row>
        <table:table-row>
          <table:table-cell table:style-name="Table1.A1" office:value-type="string">
            <text:p text:style-name="P2">Families</text:p>
          </table:table-cell>
          <table:table-cell table:style-name="Table1.A1" office:value-type="string">
            <text:p text:style-name="P2">Gender Roles, Resources, Skills</text:p>
          </table:table-cell>
          <table:table-cell table:style-name="Table1.A1" office:value-type="string">
            <text:p text:style-name="P2">Ill health burden, increasing </text:p>
          </table:table-cell>
        </table:table-row>
        <table:table-row>
          <table:table-cell table:style-name="Table1.A1" office:value-type="string">
            <text:p text:style-name="P2">Individuals</text:p>
          </table:table-cell>
          <table:table-cell table:style-name="Table1.A1" office:value-type="string">
            <text:p text:style-name="P2">Time, Satiety, Overeating,</text:p>
            <text:p text:style-name="P2">Medication, </text:p>
          </table:table-cell>
          <table:table-cell table:style-name="Table1.A1" office:value-type="string">
            <text:p text:style-name="P2"><text:span text:style-name="T4">M</text:span>edical needs</text:p>
            <text:p text:style-name="P2">NCD, CVD, BP</text:p>
          </table:table-cell>
        </table:table-row>
      </table:table>
      <text:h text:style-name="Heading_20_3" text:outline-level="3"/>
      <text:h text:style-name="Heading_20_3" text:outline-level="3">Situating the research</text:h>
      <text:h text:style-name="Heading_20_3" text:outline-level="3">Whitehead, Diderichson and Marmot; <text:span text:style-name="T1">Policy in public health</text:span></text:h>
      <text:p text:style-name="P5"><text:span text:style-name="T1">From a population level there are clear indicators that high level factors have effects. Whitehead and Dahlgren’s rainbow of social determinants of health is a model which explains the highest level population effects. Diderichson’s explanation of the differential expression of effects identifies targets for policy intervention. <text:s/></text:span></text:p>
      <text:p text:style-name="P5"><text:span text:style-name="T1">Marmot’s model, like Leeuw’s Healthy Cities previously, attempts to bring a set of policies to Diderichson’s policy points to enable improvement at a political and civic level. These are all at a high level and remain largely theoretical until given specific examples such </text:span><text:span text:style-name="T2">as</text:span><text:span text:style-name="T1"> Karikredi show for Covid. <text:s/></text:span></text:p>
      <text:p text:style-name="P5"><text:span text:style-name="T2">Dimbleby’s </text:span><text:span text:style-name="T1">Food system thinking is an example which fits an example within these civic structures. It is a way of tying these high level systems approaches to more specific realisable actions. It helps to tell us what can be done and how to do it.</text:span></text:p>
      <text:p text:style-name="Text_20_body"/>
      <text:h text:style-name="Heading_20_3" text:outline-level="3"><text:span text:style-name="T1">Theorizing Food </text:span>Ma<text:span text:style-name="T1">r</text:span>tinez. <text:span text:style-name="T1">Bordieu </text:span>; <text:span text:style-name="T1">what is food?</text:span></text:h>
      <text:p text:style-name="P3">Food in biological terms is fuel, and raw materials for bodily processes. It is sometimes toxic, and then needs careful handling. However for every person there is a relationship with food which <text:soft-page-break/>combines these biological aspects with likes and dislikes. These are based on aesthetic considerations. There are memories, special occasions, and cultural events which describe our food. Each of these appears personal and individual. These are cultural considerations. There are menus and recipes, restaurants, chefs and cooks as well as supermarkets, producers all part of the economic facet of food.</text:p>
      <text:p text:style-name="P3">Martinez posits a theoretical epistemology of food with three key aspects, the biological, the economic, and the cultural. In this theory we can explain that lack of food is not just a lack of fuel or building material, it is social isolation and cultural isolation, it is about economic deprivation. </text:p>
      <text:p text:style-name="P3">Austerity has identified the economic background to food economics. Barr has described the socio-biologic effect of this policy. </text:p>
      <text:p text:style-name="P3">Bordieu’s constructionist model of the sociology of food would fit into the cultural domain, but with some economic aspects.</text:p>
      <text:p text:style-name="P4">Monteiro seems to fit in with this more complex theory of food. ‘Processing’ might include biological addition and subtraction of chemicals which affect satiety, or the gut biome, <text:s/>in which case we remain in the biologic. Even theories which consider the ‘food matrix’ as the whole food <text:s/>being more than the sum of its parts retain a biology preference. </text:p>
      <text:p text:style-name="P4">Other theories around UPF though move into the economic. These include those which identify the economics of UPF, the cheaper production or transport cost, the greater profits, the ease of access, the reduced need for skills or equipment, or time to deliver ‘meals’.</text:p>
      <text:p text:style-name="P4">The cultural aspects of the nutrition transition relate to changes in the family and home. Gender issues around mother, and wife roles being altered. This occurs because UPF makes it possible, but then makes UPF more inevitable due to changes to arrangements for meals,equipment, resources and skills.</text:p>
      <text:p text:style-name="Text_20_body"/>
      <text:h text:style-name="Heading_20_3" text:outline-level="3"><text:span text:style-name="T1">Political social and economic </text:span>Dimbleby, Tulleken <text:span text:style-name="T1">Food System and regulation Colombet nutrition transition</text:span></text:h>
      <text:p text:style-name="P4">The mid <text:span text:style-name="T3">operational level is where systems thinking enables construction of a socially and politically aware system. Dimbleby’s government report took into account the important realities of political deliverability, but this was not enough for to persuade at this time. His book adds a publicly accessible layer to the report, and disseminates the ideas to a broader audience. </text:span></text:p>
      <text:p text:style-name="P6">The picture is largely that of the economics of production, and distribution are affected by a market which lacks appropriate regulation. This results in malfunctioning at many levels. This damages all participants, producers, distributors, regulators, and the public.</text:p>
      <text:p text:style-name="P6">He also describes a future of engineered food. Without regulation this will be a dystopia leading to a need for significant health intervention to balance the harms done.</text:p>
      <text:p text:style-name="P6">In his complementary description, Tulleken concentrates on how UPF is a part of this food economic system. In his account the lack of safety regulation enables a natural economic process of deterioration of the quality of food. UPF is simply the expected result of producers not having to demonstrate the safety of the additives they use. This leads to progressive deterioration of the quality of products. These cease to be nutritious and are simply units of financial exchange. </text:p>
      <text:p text:style-name="P6"><text:soft-page-break/>Both of these take the idea that UPF is an economic and biological description of food as central to their model of the real world.</text:p>
      <text:p text:style-name="P6">The ‘nutrition transition’ is an economic and cultural concept. Colombet’s identification of UPF use with socio-economic status in developing economies situates the UPF concept across these domains. That UPF is more predominant in families with more poverty clearly makes the economic case. The cultural case relates to how this changes family activities, interactions, and choices.</text:p>
      <text:p text:style-name="P6">The idea that the nutrition transition occurs in relation to industrialisation, or to more women working outside of the home links UPF to feminism and power relations inside and around families.</text:p>
      <text:p text:style-name="P6"/>
      <text:h text:style-name="Heading_20_3" text:outline-level="3"><text:span text:style-name="T1">Explanatory mechanisms </text:span><text:s/>Rauber, Monteiro, <text:span text:style-name="T1">Touvier, Srour, ?reformulation</text:span></text:h>
      <text:p text:style-name="P7">Many studies have looked at how individuals respond to the challenges of UPF. These take approaches which are sometimes closer to individuals and sometimes further away.</text:p>
      <text:p text:style-name="P7">They look at individual disorders, and collections of disorders</text:p>
      <text:p text:style-name="P7">They look at biological, socioeconomic and cultural mechanisms. This study follows those which have looked at BP, and follows those who have used NDNS. </text:p>
      <text:p text:style-name="P7">Reformulation is a policy suggestion which is partly at this level and partly about the biological /physiological level.</text:p>
      <text:h text:style-name="P1" text:outline-level="3"><text:s/><text:span text:style-name="T1">BP mechanisms </text:span>Shim, Scaranni, Mendonca </text:h>
      <text:p text:style-name="P7">At the individual level of physiological mechanisms BP seems to be a measurable outcome.</text:p>
      <text:p text:style-name="P7"><text:span text:style-name="T5">BP</text:span> is not so simple though. It has been studied for some time. There are competing or possibly contributory mechanisms. </text:p>
      <text:p text:style-name="P7"><text:span text:style-name="T5">UPF and BP</text:span> Study is still early for this concept. Notwithstanding a recent flurry of publicity. there is not a large literature. There is little consistency in approach. Much of the work relies on already collected data. There are few papers and they are difficult to compare.</text:p>
      <text:p text:style-name="P7"/>
      <text:p text:style-name="P7"><text:span text:style-name="T5">This research tests one assumption</text:span>. That high UPF intake leads to high salt intake and so to hypertension. This would appear to be a positivist assumption, tested using quantitative methods. </text:p>
      <text:p text:style-name="P7">The interpretation of the results is that this is not as simple as assumed. </text:p>
      <text:p text:style-name="P7">This research shows that UPF and Sodium have different effect sizes and that combining them in one model results in an effect which is not replacement, addition or subtraction. </text:p>
      <text:p text:style-name="P7">This result is further complicated by ‘reverse causation’.</text:p>
      <text:p text:style-name="P7">Also the finding that there is no relationship between the amount of UPF and the amount of Sodium confuses the simple c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21:04:13.861829447</meta:creation-date>
    <dc:date>2023-07-22T23:37:17.381910627</dc:date>
    <meta:editing-duration>PT2H33M3S</meta:editing-duration>
    <meta:editing-cycles>5</meta:editing-cycles>
    <meta:generator>LibreOffice/7.5.4.2$Linux_X86_64 LibreOffice_project/f5df176c80caea84288e6d2ddbbc413e4968a422</meta:generator>
    <meta:document-statistic meta:table-count="1" meta:image-count="0" meta:object-count="0" meta:page-count="3" meta:paragraph-count="55" meta:word-count="1243" meta:character-count="7994" meta:non-whitespace-character-count="6781"/>
  </office:meta>
</office:document-meta>
</file>